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5.9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6.767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4.391cm" fo:min-width="4.705cm"/>
    </style:style>
    <style:style style:name="gr4" style:family="graphic" style:parent-style-name="standard">
      <style:graphic-properties draw:stroke="none" svg:stroke-color="#000000" draw:fill="none" draw:fill-color="#ffffff" fo:min-height="4.434cm"/>
    </style:style>
    <style:style style:name="gr5" style:family="graphic" style:parent-style-name="objectwithoutfill">
      <style:graphic-properties svg:stroke-width="0.212cm" svg:stroke-color="#0066b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fill-color="#fff450" draw:textarea-horizontal-align="justify" draw:textarea-vertical-align="middle" draw:auto-grow-height="false" fo:min-height="4.391cm" fo:min-width="4.705cm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4.391cm" fo:min-width="4.705cm"/>
    </style:style>
    <style:style style:name="P1" style:family="paragraph">
      <loext:graphic-properties draw:fill="none" draw:fill-color="#ffffff"/>
      <style:text-properties style:font-name="MV Boli" fo:font-size="26pt" fo:font-weight="bold"/>
    </style:style>
    <style:style style:name="P2" style:family="paragraph">
      <loext:graphic-properties draw:fill="none" draw:fill-color="#ffffff"/>
      <style:text-properties fo:color="#0066b3" style:font-name="MV Boli" fo:font-size="26pt" fo:font-weight="bold" style:font-size-asian="26pt" style:font-size-complex="26pt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MV Boli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450"/>
      <style:paragraph-properties fo:text-align="center"/>
    </style:style>
    <style:style style:name="P8" style:family="paragraph">
      <loext:graphic-properties draw:fill-color="#faa61a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MV Boli" fo:font-size="17pt" style:font-size-asian="17pt" style:font-size-complex="17pt"/>
    </style:style>
    <style:style style:name="T1" style:family="text">
      <style:text-properties fo:color="#0066b3" style:font-name="MV Boli" fo:font-size="26pt" fo:font-weight="bold"/>
    </style:style>
    <style:style style:name="T2" style:family="text">
      <style:text-properties fo:color="#0066b3" style:font-name="MV Boli" fo:font-size="26pt" fo:font-weight="bold" style:font-size-asian="26pt" style:font-size-complex="26pt"/>
    </style:style>
    <style:style style:name="T3" style:family="text">
      <style:text-properties style:font-name="MV Boli"/>
    </style:style>
    <style:style style:name="T4" style:family="text">
      <style:text-properties style:font-name="MV Boli"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6.42cm" svg:height="1.729cm" svg:x="17.4cm" svg:y="1.271cm">
          <draw:text-box>
            <text:p><text:span text:style-name="T1">Administração</text:span></text:p>
          </draw:text-box>
        </draw:frame>
        <draw:frame draw:style-name="gr2" draw:text-style-name="P2" draw:layer="layout" svg:width="7.267cm" svg:height="1.729cm" svg:x="45.338cm" svg:y="1.8cm">
          <draw:text-box>
            <text:p><text:span text:style-name="T2">Acesso Externo</text:span></text:p>
          </draw:text-box>
        </draw:frame>
        <draw:custom-shape draw:style-name="gr3" draw:text-style-name="P3" draw:layer="layout" svg:width="5.205cm" svg:height="4.641cm" svg:x="6.634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6.673cm" svg:y="9.424cm">
          <draw:text-box>
            <text:p text:style-name="P4"><text:span text:style-name="T3">Gerenciar Cadastro de Procedimentos</text:span></text:p>
          </draw:text-box>
        </draw:frame>
        <draw:custom-shape draw:style-name="gr3" draw:text-style-name="P3" draw:layer="layout" svg:width="5.205cm" svg:height="4.641cm" svg:x="1.185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1.224cm" svg:y="9.424cm">
          <draw:text-box>
            <text:p text:style-name="P4"><text:span text:style-name="T3">Gerenciar</text:span></text:p>
            <text:p text:style-name="P4"><text:span text:style-name="T3">Cadastro de</text:span></text:p>
            <text:p text:style-name="P4"><text:span text:style-name="T3">Usuários</text:span></text:p>
          </draw:text-box>
        </draw:frame>
        <draw:custom-shape draw:style-name="gr3" draw:text-style-name="P3" draw:layer="layout" svg:width="5.205cm" svg:height="4.641cm" svg:x="12.034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12.073cm" svg:y="9.424cm">
          <draw:text-box>
            <text:p text:style-name="P4"><text:span text:style-name="T3">Gerenciar Cadastro de Insumos</text:span></text:p>
          </draw:text-box>
        </draw:frame>
        <draw:custom-shape draw:style-name="gr3" draw:text-style-name="P3" draw:layer="layout" svg:width="5.205cm" svg:height="4.641cm" svg:x="6.634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6.673cm" svg:y="9.424cm">
          <draw:text-box>
            <text:p text:style-name="P4"><text:span text:style-name="T3">Gerenciar Cadastro de Procedimentos</text:span></text:p>
          </draw:text-box>
        </draw:frame>
        <draw:custom-shape draw:style-name="gr3" draw:text-style-name="P3" draw:layer="layout" svg:width="5.205cm" svg:height="4.641cm" svg:x="17.417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17.456cm" svg:y="9.424cm">
          <draw:text-box>
            <text:p text:style-name="P4"><text:span text:style-name="T3">Gerenciar Cadastro de Animais</text:span></text:p>
          </draw:text-box>
        </draw:frame>
        <draw:custom-shape draw:style-name="gr3" draw:text-style-name="P3" draw:layer="layout" svg:width="5.205cm" svg:height="4.641cm" svg:x="22.879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22.918cm" svg:y="9.424cm">
          <draw:text-box>
            <text:p text:style-name="P4"><text:span text:style-name="T3">Gerenciar Atendimentos</text:span></text:p>
          </draw:text-box>
        </draw:frame>
        <draw:custom-shape draw:style-name="gr3" draw:text-style-name="P3" draw:layer="layout" svg:width="5.205cm" svg:height="4.641cm" svg:x="35.2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35.239cm" svg:y="9.424cm">
          <draw:text-box>
            <text:p text:style-name="P4"><text:span text:style-name="T3">Gerenciar Cadastro do Animal – Cliente</text:span></text:p>
          </draw:text-box>
        </draw:frame>
        <draw:custom-shape draw:style-name="gr3" draw:text-style-name="P3" draw:layer="layout" svg:width="5.205cm" svg:height="4.641cm" svg:x="40.598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40.637cm" svg:y="9.424cm">
          <draw:text-box>
            <text:p text:style-name="P4"><text:span text:style-name="T3">Gerenciar Requisições de Atendimentos - Cliente</text:span></text:p>
          </draw:text-box>
        </draw:frame>
        <draw:line draw:style-name="gr5" draw:text-style-name="P6" draw:layer="layout" svg:x1="1cm" svg:y1="14.8cm" svg:x2="59.4cm" svg:y2="14.8cm">
          <text:p/>
        </draw:line>
        <draw:custom-shape draw:style-name="gr3" draw:text-style-name="P3" draw:layer="layout" svg:width="5.205cm" svg:height="4.641cm" svg:x="28.334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28.373cm" svg:y="9.424cm">
          <draw:text-box>
            <text:p text:style-name="P4"><text:span text:style-name="T3">Login de Usuários</text:span></text:p>
          </draw:text-box>
        </draw:frame>
        <draw:custom-shape draw:style-name="gr6" draw:text-style-name="P7" draw:layer="layout" svg:width="5.205cm" svg:height="4.641cm" svg:x="1.185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.224cm" svg:y="15.737cm">
          <draw:text-box>
            <text:p text:style-name="P4"><text:span text:style-name="T3">Adicionar Usuário</text:span></text:p>
          </draw:text-box>
        </draw:frame>
        <draw:custom-shape draw:style-name="gr6" draw:text-style-name="P7" draw:layer="layout" svg:width="5.205cm" svg:height="4.641cm" svg:x="1.185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.224cm" svg:y="20.608cm">
          <draw:text-box>
            <text:p text:style-name="P4"><text:span text:style-name="T3">Pesquisar Usuário</text:span></text:p>
          </draw:text-box>
        </draw:frame>
        <draw:custom-shape draw:style-name="gr6" draw:text-style-name="P7" draw:layer="layout" svg:width="5.205cm" svg:height="4.641cm" svg:x="1.185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.224cm" svg:y="25.45cm">
          <draw:text-box>
            <text:p text:style-name="P4"><text:span text:style-name="T3">Editar Usuário</text:span></text:p>
          </draw:text-box>
        </draw:frame>
        <draw:custom-shape draw:style-name="gr6" draw:text-style-name="P7" draw:layer="layout" svg:width="5.205cm" svg:height="4.641cm" svg:x="6.63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6.673cm" svg:y="15.737cm">
          <draw:text-box>
            <text:p text:style-name="P4"><text:span text:style-name="T3">Adicionar Procedimento</text:span></text:p>
          </draw:text-box>
        </draw:frame>
        <draw:custom-shape draw:style-name="gr6" draw:text-style-name="P7" draw:layer="layout" svg:width="5.205cm" svg:height="4.641cm" svg:x="6.634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6.673cm" svg:y="20.608cm">
          <draw:text-box>
            <text:p text:style-name="P4"><text:span text:style-name="T3">Pesquisar Procedimento</text:span></text:p>
          </draw:text-box>
        </draw:frame>
        <draw:custom-shape draw:style-name="gr6" draw:text-style-name="P7" draw:layer="layout" svg:width="5.205cm" svg:height="4.641cm" svg:x="6.634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6.673cm" svg:y="25.45cm">
          <draw:text-box>
            <text:p text:style-name="P4"><text:span text:style-name="T3">Editar Procedimento</text:span></text:p>
          </draw:text-box>
        </draw:frame>
        <draw:custom-shape draw:style-name="gr6" draw:text-style-name="P7" draw:layer="layout" svg:width="5.205cm" svg:height="4.641cm" svg:x="12.03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2.073cm" svg:y="15.737cm">
          <draw:text-box>
            <text:p text:style-name="P4"><text:span text:style-name="T3">Adicionar Insumo</text:span></text:p>
          </draw:text-box>
        </draw:frame>
        <draw:custom-shape draw:style-name="gr6" draw:text-style-name="P7" draw:layer="layout" svg:width="5.205cm" svg:height="4.641cm" svg:x="12.034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2.073cm" svg:y="20.608cm">
          <draw:text-box>
            <text:p text:style-name="P4"><text:span text:style-name="T3">Pesquisar Insumo</text:span></text:p>
          </draw:text-box>
        </draw:frame>
        <draw:custom-shape draw:style-name="gr6" draw:text-style-name="P7" draw:layer="layout" svg:width="5.205cm" svg:height="4.641cm" svg:x="12.034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2.073cm" svg:y="25.45cm">
          <draw:text-box>
            <text:p text:style-name="P4"><text:span text:style-name="T3">Editar Insumo</text:span></text:p>
          </draw:text-box>
        </draw:frame>
        <draw:custom-shape draw:style-name="gr6" draw:text-style-name="P7" draw:layer="layout" svg:width="5.205cm" svg:height="4.641cm" svg:x="22.9cm" svg:y="35.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966cm" svg:y="35.241cm">
          <draw:text-box>
            <text:p text:style-name="P4"><text:span text:style-name="T3">Gerenciar Requisições de Agendamentos </text:span></text:p>
          </draw:text-box>
        </draw:frame>
        <draw:custom-shape draw:style-name="gr6" draw:text-style-name="P7" draw:layer="layout" svg:width="5.205cm" svg:height="4.641cm" svg:x="28.33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8.373cm" svg:y="15.737cm">
          <draw:text-box>
            <text:p text:style-name="P4"><text:span text:style-name="T3">Criar Sistema de Validação de Segurança e nível de acesso</text:span></text:p>
          </draw:text-box>
        </draw:frame>
        <draw:custom-shape draw:style-name="gr6" draw:text-style-name="P7" draw:layer="layout" svg:width="5.205cm" svg:height="4.641cm" svg:x="17.417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7.456cm" svg:y="15.737cm">
          <draw:text-box>
            <text:p text:style-name="P4"><text:span text:style-name="T3">Adicionar Animal</text:span></text:p>
          </draw:text-box>
        </draw:frame>
        <draw:custom-shape draw:style-name="gr6" draw:text-style-name="P7" draw:layer="layout" svg:width="5.205cm" svg:height="4.641cm" svg:x="17.417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7.456cm" svg:y="20.608cm">
          <draw:text-box>
            <text:p text:style-name="P4"><text:span text:style-name="T3">Pesquisar Animal</text:span></text:p>
          </draw:text-box>
        </draw:frame>
        <draw:custom-shape draw:style-name="gr6" draw:text-style-name="P7" draw:layer="layout" svg:width="5.205cm" svg:height="4.641cm" svg:x="17.417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7.456cm" svg:y="25.45cm">
          <draw:text-box>
            <text:p text:style-name="P4"><text:span text:style-name="T3">Editar Animal</text:span></text:p>
          </draw:text-box>
        </draw:frame>
        <draw:custom-shape draw:style-name="gr6" draw:text-style-name="P7" draw:layer="layout" svg:width="5.205cm" svg:height="4.641cm" svg:x="22.879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918cm" svg:y="15.737cm">
          <draw:text-box>
            <text:p text:style-name="P4"><text:span text:style-name="T3">Criar Atendimento</text:span></text:p>
          </draw:text-box>
        </draw:frame>
        <draw:custom-shape draw:style-name="gr6" draw:text-style-name="P7" draw:layer="layout" svg:width="5.205cm" svg:height="4.641cm" svg:x="22.879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918cm" svg:y="20.608cm">
          <draw:text-box>
            <text:p text:style-name="P4"><text:span text:style-name="T3">Pesquisar Atendimento</text:span></text:p>
          </draw:text-box>
        </draw:frame>
        <draw:custom-shape draw:style-name="gr6" draw:text-style-name="P7" draw:layer="layout" svg:width="5.205cm" svg:height="4.641cm" svg:x="22.879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918cm" svg:y="25.45cm">
          <draw:text-box>
            <text:p text:style-name="P4"><text:span text:style-name="T3">Editar Atendimento</text:span></text:p>
          </draw:text-box>
        </draw:frame>
        <draw:custom-shape draw:style-name="gr6" draw:text-style-name="P7" draw:layer="layout" svg:width="5.205cm" svg:height="4.641cm" svg:x="22.879cm" svg:y="30.3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918cm" svg:y="30.316cm">
          <draw:text-box>
            <text:p text:style-name="P4"><text:span text:style-name="T3">Extração de Relatórios</text:span></text:p>
          </draw:text-box>
        </draw:frame>
        <draw:custom-shape draw:style-name="gr6" draw:text-style-name="P7" draw:layer="layout" svg:width="5.205cm" svg:height="4.641cm" svg:x="35.2cm" svg:y="15.7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205cm" svg:height="4.641cm" svg:x="35.2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35.3cm" svg:y="15.8cm">
          <draw:text-box>
            <text:p text:style-name="P4"><text:span text:style-name="T3">Pesquisar Animal</text:span></text:p>
          </draw:text-box>
        </draw:frame>
        <draw:custom-shape draw:style-name="gr6" draw:text-style-name="P7" draw:layer="layout" svg:width="5.205cm" svg:height="4.641cm" svg:x="40.598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0.637cm" svg:y="15.737cm">
          <draw:text-box>
            <text:p text:style-name="P4"><text:span text:style-name="T3">Solicitar Atendimento</text:span></text:p>
          </draw:text-box>
        </draw:frame>
        <draw:custom-shape draw:style-name="gr6" draw:text-style-name="P7" draw:layer="layout" svg:width="5.205cm" svg:height="4.641cm" svg:x="40.598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0.637cm" svg:y="20.608cm">
          <draw:text-box>
            <text:p text:style-name="P4"><text:span text:style-name="T3">Consultar Atendimentos Requisitados/Agendados</text:span></text:p>
          </draw:text-box>
        </draw:frame>
        <draw:custom-shape draw:style-name="gr7" draw:text-style-name="P8" draw:layer="layout" svg:width="5.205cm" svg:height="4.641cm" svg:x="1.185cm" svg:y="4.459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127cm" svg:height="4.684cm" svg:x="1.224cm" svg:y="4.4cm">
          <draw:text-box>
            <text:p text:style-name="P4"><text:span text:style-name="T4">Gerenciar</text:span></text:p>
            <text:p text:style-name="P4"><text:span text:style-name="T4">Cadastros</text:span></text:p>
            <text:p text:style-name="P4"><text:span text:style-name="T4">(Administrador)</text:span></text:p>
          </draw:text-box>
        </draw:frame>
        <draw:custom-shape draw:style-name="gr7" draw:text-style-name="P8" draw:layer="layout" svg:width="5.205cm" svg:height="4.641cm" svg:x="35.2cm" svg:y="4.459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127cm" svg:height="4.684cm" svg:x="35.239cm" svg:y="4.4cm">
          <draw:text-box>
            <text:p text:style-name="P4"><text:span text:style-name="T4">Acesso Externo</text:span></text:p>
            <text:p text:style-name="P4"><text:span text:style-name="T4">(Cliente)</text:span></text:p>
          </draw:text-box>
        </draw:frame>
        <draw:frame draw:style-name="gr4" draw:text-style-name="P5" draw:layer="layout" svg:width="5.127cm" svg:height="4.684cm" svg:x="35.3cm" svg:y="20.716cm">
          <draw:text-box>
            <text:p text:style-name="P4"><text:span text:style-name="T3">Editar Anim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2cm" fo:page-height="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18:41:16.928000000</meta:creation-date>
    <dc:date>2018-07-27T00:59:04.241000000</dc:date>
    <meta:editing-duration>PT7H25M3S</meta:editing-duration>
    <meta:editing-cycles>15</meta:editing-cycles>
    <meta:generator>LibreOffice/6.0.3.2$Windows_X86_64 LibreOffice_project/8f48d515416608e3a835360314dac7e47fd0b821</meta:generator>
    <meta:document-statistic meta:object-count="69"/>
  </office:meta>
</office:document-meta>
</file>